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297099CA1DAD9044A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287cm" draw:z-index="0"><draw:image xlink:href="Pictures/100000000000055000000297099CA1DAD9044A0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5:10:20.254140862</meta:creation-date>
    <dc:date>2018-06-24T15:11:11.922229338</dc:date>
    <meta:editing-duration>PT5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